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rebuchet MS"/>
    </style:style>
    <style:style style:name="P2" style:family="paragraph" style:parent-style-name="Standard">
      <style:text-properties style:font-name="Trebuchet MS" fo:font-style="italic" style:text-underline-style="solid" style:text-underline-width="auto" style:text-underline-color="font-color" style:font-style-asian="italic" style:font-style-complex="italic"/>
    </style:style>
    <style:style style:name="P3" style:family="paragraph" style:parent-style-name="Standard" style:list-style-name="L1">
      <style:text-properties style:font-name="Trebuchet M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5236in" text:min-label-width="0.25in"/>
        <style:text-properties style:font-name="StarSymbol"/>
      </text:list-level-style-bullet>
      <text:list-level-style-bullet text:level="3" text:style-name="Bullet_20_Symbols" style:num-suffix="." text:bullet-char="–">
        <style:list-level-properties text:space-before="1.0472in" text:min-label-width="0.25in"/>
        <style:text-properties style:font-name="StarSymbol"/>
      </text:list-level-style-bullet>
      <text:list-level-style-bullet text:level="4" text:style-name="Bullet_20_Symbols" style:num-suffix="." text:bullet-char="–">
        <style:list-level-properties text:space-before="1.5709in" text:min-label-width="0.25in"/>
        <style:text-properties style:font-name="StarSymbol"/>
      </text:list-level-style-bullet>
      <text:list-level-style-bullet text:level="5" text:style-name="Bullet_20_Symbols" style:num-suffix="." text:bullet-char="–">
        <style:list-level-properties text:space-before="2.0945in" text:min-label-width="0.25in"/>
        <style:text-properties style:font-name="StarSymbol"/>
      </text:list-level-style-bullet>
      <text:list-level-style-bullet text:level="6" text:style-name="Bullet_20_Symbols" style:num-suffix="." text:bullet-char="–">
        <style:list-level-properties text:space-before="2.6181in" text:min-label-width="0.25in"/>
        <style:text-properties style:font-name="StarSymbol"/>
      </text:list-level-style-bullet>
      <text:list-level-style-bullet text:level="7" text:style-name="Bullet_20_Symbols" style:num-suffix="." text:bullet-char="–">
        <style:list-level-properties text:space-before="3.1417in" text:min-label-width="0.25in"/>
        <style:text-properties style:font-name="StarSymbol"/>
      </text:list-level-style-bullet>
      <text:list-level-style-bullet text:level="8" text:style-name="Bullet_20_Symbols" style:num-suffix="." text:bullet-char="–">
        <style:list-level-properties text:space-before="3.6654in" text:min-label-width="0.25in"/>
        <style:text-properties style:font-name="StarSymbol"/>
      </text:list-level-style-bullet>
      <text:list-level-style-bullet text:level="9" text:style-name="Bullet_20_Symbols" style:num-suffix="." text:bullet-char="–">
        <style:list-level-properties text:space-before="4.189in" text:min-label-width="0.25in"/>
        <style:text-properties style:font-name="StarSymbol"/>
      </text:list-level-style-bullet>
      <text:list-level-style-bullet text:level="10" text:style-name="Bullet_20_Symbols" style:num-suffix="." text:bullet-char="–">
        <style:list-level-properties text:space-before="4.7126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verview</text:p>
      <text:p text:style-name="P1"/>
      <text:p text:style-name="P1"><text:tab/>The ZephyrEye is a GPS enabled device that displays several items of tactical data relevant to the sport of paintballing on a small 1.2”x1.2” color LCD screen. <text:s/>The unit is designed to add a new dimension to the sport and allow new, almost video game like styles that are otherwise not possible.</text:p>
      <text:p text:style-name="P1"/>
      <text:p text:style-name="P1"><text:tab/>It is designed to easily accept new programs that contain different styles of games. <text:s/>Different games may have different sets of rules, such as GPS based boundaries, the ability to hide or show enemy players at different times, and show important locations, such as flags and forts. <text:s/>Game rules may also involve time settings, such as “king of the hill” style games that involve an overall game time limit, and the amount of time that each team had “the hill” captured to determine the winner.</text:p>
      <text:p text:style-name="P1"/>
      <text:p text:style-name="P1"><text:tab/>Games begin as a player sets up their ZephyrEye unit to be a captain. <text:s/>Other players will then be able to select the team that they wish to join. <text:s/>Important locations, such as boundaries or flag locations, are then entered by the captains. <text:s/>After teams assemble at starting locations, the captains will jointly begin the game on their units.</text:p>
      <text:p text:style-name="P1"/>
      <text:p text:style-name="P1"><text:tab/>An added benefit of knowing the location of all players on the field is that spectators can be aware of actions happening everywhere, even if they can't see a particular part of the field. <text:s/>By either using a wireless USB adapter to get raw data from the field, or a WiFi forwarding system, spectators can view the field layout, player positions, stats, and other pieces of information on their own laptop, which adds spectator value to the sport.</text:p>
      <text:p text:style-name="P1"/>
      <text:p text:style-name="P2">Features</text:p>
      <text:p text:style-name="P1"/>
      <text:list xml:id="list1070645360" text:style-name="L1">
        <text:list-item>
          <text:p text:style-name="P3">Depending on selected game type, during battle mode the LCD screen can be configured to display:</text:p>
          <text:list>
            <text:list-item>
              <text:p text:style-name="P3">Location of all team members</text:p>
            </text:list-item>
            <text:list-item>
              <text:p text:style-name="P3">Location of all opposing team members</text:p>
            </text:list-item>
            <text:list-item>
              <text:p text:style-name="P3">Location of important waypoints (enemy flag location, rendezvous points, cover, tactical points, etc.)</text:p>
            </text:list-item>
            <text:list-item>
              <text:p text:style-name="P3">Live team member count</text:p>
            </text:list-item>
            <text:list-item>
              <text:p text:style-name="P3">Rounds remaining</text:p>
            </text:list-item>
          </text:list>
        </text:list-item>
      </text:list>
      <text:p text:style-name="P1"/>
      <text:list xml:id="list116063301" text:continue-list="list1070645360" text:style-name="L1">
        <text:list-item text:start-value="1">
          <text:p text:style-name="P3">Low lag time between units</text:p>
        </text:list-item>
        <text:list-item>
          <text:p text:style-name="P3">Up to eight players per team</text:p>
        </text:list-item>
        <text:list-item>
          <text:p text:style-name="P3">Game types include:</text:p>
          <text:list>
            <text:list-item>
              <text:p text:style-name="P3">Capture the flag:</text:p>
              <text:list>
                <text:list-item>
                  <text:p text:style-name="P3">Teams place a virtual GPS flag anywhere desired.</text:p>
                </text:list-item>
                <text:list-item>
                  <text:p text:style-name="P3">When an opposing player moves through the designated GPS flag coordinates, that player “has the flag”, visibly shown on the grid for all players.</text:p>
                </text:list-item>
                <text:list-item>
                  <text:p text:style-name="P3">When that player is shot, the “flag is dropped” and stays at that point on the screen, while the player returns to his base to be reinstated (verified by GPS).</text:p>
                </text:list-item>
                <text:list-item>
                  <text:p text:style-name="P3">If a player's team flag was previously moved by an opponent, that player <text:soft-page-break/>can go to the position where the flag appears on the screen to return the flag to it's original position. <text:s/>Likewise, an opponent must return to that position to pick the up flag and continue progress back to his base.</text:p>
                </text:list-item>
                <text:list-item>
                  <text:p text:style-name="P3"/>
                </text:list-item>
              </text:list>
            </text:list-item>
          </text:list>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Brad Nelson</meta:initial-creator>
    <meta:creation-date>2007-07-14T14:32:51</meta:creation-date>
    <dc:creator>Bradley Nelson</dc:creator>
    <dc:date>2010-01-28T12:24:14</dc:date>
    <dc:language>en-US</dc:language>
    <meta:editing-cycles>6</meta:editing-cycles>
    <meta:editing-duration>PT30H29M17S</meta:editing-duration>
    <meta:document-statistic meta:table-count="0" meta:image-count="0" meta:object-count="0" meta:page-count="2" meta:paragraph-count="20" meta:word-count="472" meta:character-count="2642"/>
    <meta:user-defined meta:name="Info 1"/>
    <meta:user-defined meta:name="Info 2"/>
    <meta:user-defined meta:name="Info 3"/>
    <meta:user-defined meta:name="Info 4"/>
  </office:meta>
</office:document-meta>
</file>